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3200" officeooo:paragraph-rsid="001c3200" style:font-weight-asian="bold" style:font-weight-complex="bold"/>
    </style:style>
    <style:style style:name="P2" style:family="paragraph" style:parent-style-name="Standard">
      <style:text-properties fo:font-weight="bold" officeooo:rsid="001c66c5" officeooo:paragraph-rsid="001c66c5" style:font-weight-asian="bold" style:font-weight-complex="bold"/>
    </style:style>
    <style:style style:name="P3" style:family="paragraph" style:parent-style-name="Standard">
      <style:text-properties fo:font-weight="bold" officeooo:rsid="001cefe6" officeooo:paragraph-rsid="001cefe6" style:font-weight-asian="bold" style:font-weight-complex="bold"/>
    </style:style>
    <style:style style:name="P4" style:family="paragraph" style:parent-style-name="Standard">
      <style:text-properties fo:font-size="14pt" fo:font-weight="bold" officeooo:rsid="001c10c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c10cf" officeooo:paragraph-rsid="001c10cf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c3200" officeooo:paragraph-rsid="001c320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cefe6" officeooo:paragraph-rsid="001cefe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rsid="001c10cf" officeooo:paragraph-rsid="001c10cf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c3200" officeooo:paragraph-rsid="001c3200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d12ac" officeooo:paragraph-rsid="001d12ac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d12ac" officeooo:paragraph-rsid="001c3200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e295c" officeooo:paragraph-rsid="001e295c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e295c" officeooo:paragraph-rsid="001d12ac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e295c" officeooo:paragraph-rsid="001f3183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cefe6" officeooo:paragraph-rsid="001c66c5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cefe6" officeooo:paragraph-rsid="001cefe6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f3183" officeooo:paragraph-rsid="001f3183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text-properties fo:font-size="14pt" fo:font-weight="normal" officeooo:rsid="001c10cf" officeooo:paragraph-rsid="001c10cf" style:font-size-asian="14pt" style:font-weight-asian="normal" style:font-size-complex="14pt" style:font-weight-complex="normal"/>
    </style:style>
    <style:style style:name="P19" style:family="paragraph" style:parent-style-name="Standard" style:list-style-name="L2">
      <style:text-properties fo:font-size="14pt" fo:font-weight="normal" officeooo:rsid="001cefe6" officeooo:paragraph-rsid="001cefe6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text-properties fo:font-size="14pt" fo:font-weight="normal" officeooo:rsid="001d12ac" officeooo:paragraph-rsid="001d12ac" style:font-size-asian="14pt" style:font-weight-asian="normal" style:font-size-complex="14pt" style:font-weight-complex="normal"/>
    </style:style>
    <style:style style:name="P21" style:family="paragraph" style:parent-style-name="Standard" style:list-style-name="L3">
      <style:text-properties fo:font-size="14pt" fo:font-weight="normal" officeooo:rsid="001d12ac" officeooo:paragraph-rsid="001d12ac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1e295c" officeooo:paragraph-rsid="001f3183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208028" officeooo:paragraph-rsid="00208028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208028" officeooo:paragraph-rsid="0021bf68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1f3183" officeooo:paragraph-rsid="00208028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21bf68" officeooo:paragraph-rsid="0021bf68" style:font-size-asian="14pt" style:font-weight-asian="normal" style:font-size-complex="14pt" style:font-weight-complex="normal"/>
    </style:style>
    <style:style style:name="P27" style:family="paragraph" style:parent-style-name="Standard" style:list-style-name="L2">
      <style:text-properties fo:font-weight="normal" officeooo:rsid="001cefe6" officeooo:paragraph-rsid="001cefe6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d12ac" style:font-size-asian="14pt" style:font-size-complex="14pt"/>
    </style:style>
    <style:style style:name="T3" style:family="text">
      <style:text-properties fo:font-size="14pt" fo:font-weight="bold" officeooo:rsid="001c10cf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c66c5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cefe6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229f94" style:font-size-asian="14pt" style:font-weight-asian="normal" style:font-size-complex="1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officeooo:rsid="001d12ac" style:font-weight-asian="normal" style:font-weight-complex="normal"/>
    </style:style>
    <style:style style:name="T10" style:family="text">
      <style:text-properties officeooo:rsid="001d12ac"/>
    </style:style>
    <style:style style:name="T11" style:family="text">
      <style:text-properties officeooo:rsid="001f3183"/>
    </style:style>
    <style:style style:name="T12" style:family="text">
      <style:text-properties officeooo:rsid="0021bf68"/>
    </style:style>
    <style:style style:name="T13" style:family="text">
      <style:text-properties officeooo:rsid="00229f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6"/><text:span text:style-name="T8"><text:s/></text:span><text:span text:style-name="T3">Solucionario 1 Practica Calificada</text:span></text:p>
      <text:p text:style-name="P4"/>
      <text:p text:style-name="P4"/>
      <text:p text:style-name="P5">1) ¿Que es un proceso de una computadora ? </text:p>
      <text:p text:style-name="P5"/>
      <text:p text:style-name="P8">El proceso se refiere a la <text:span text:style-name="T13">ejecución</text:span> de diversas instrucciones por parte del microprocesador de acuerdo a lo que indica un programa </text:p>
      <text:p text:style-name="P8"/>
      <text:p text:style-name="P8">Componentes de un proceso :</text:p>
      <text:list xml:id="list1756763734" text:style-name="L1">
        <text:list-item>
          <text:p text:style-name="P18">Programa en lenguaje maquina </text:p>
        </text:list-item>
        <text:list-item>
          <text:p text:style-name="P18">Regiones de memoria </text:p>
        </text:list-item>
        <text:list-item>
          <text:p text:style-name="P18">Descriptores de recursos asignados por el sistema operativo</text:p>
        </text:list-item>
        <text:list-item>
          <text:p text:style-name="P18"><text:s/>Información de seguridad</text:p>
        </text:list-item>
        <text:list-item>
          <text:p text:style-name="P18">Información sobre el estado del proceso</text:p>
        </text:list-item>
      </text:list>
      <text:p text:style-name="P8"/>
      <text:p text:style-name="P8">2)Explica a que se refiere cuando hablamos de una comunicación punto a punto entre 2 procesos .Proponer un ejemplo :</text:p>
      <text:p text:style-name="P8"/>
      <text:p text:style-name="P8"><text:s/>La forma de comunicación en MPI es a <text:span text:style-name="T13">través</text:span> de mensajes que contienen datos .La forma mas simple es la comunicación punto a punto ,donde se envia un mensaje de un proceso a otro .Esto se realiza usando las funciones MPI_Send y MPI_Recv </text:p>
      <text:p text:style-name="P8"/>
      <text:p text:style-name="P9">En C :</text:p>
      <text:p text:style-name="P9"/>
      <text:p text:style-name="P9">MPI_Send( void *buf ,int count , MPI_Datatype dtype ,int dest ,int tag , MPI_COMM_WORLD)</text:p>
      <text:p text:style-name="P9"/>
      <text:p text:style-name="P9">MPI_Recv( void *buf ,int count , MPI_Datatype dtype ,int dest ,int tag , MPI_COMM_WORLD, MPI_Status *stat)</text:p>
      <text:p text:style-name="P9"/>
      <text:p text:style-name="P9">3) Que es una memoria RAM ,cache y virtual e indicar ¿como funcionar ?</text:p>
      <text:p text:style-name="P9"/>
      <text:p text:style-name="P1"><text:span text:style-name="T1">Memoria RAM – </text:span><text:span text:style-name="T4">Es un tipo de memoria operativa de los computadores y sistemas informáticos adonde van ejecutarse <text:s/>la mayor parte del software : el propio sistema operativo , el software de aplicación y otros programas semejantes </text:span></text:p>
      <text:p text:style-name="P9"/>
      <text:p text:style-name="P1"><text:span text:style-name="T1">Memoria Cache – </text:span><text:span text:style-name="T4">Se conoce como memoria cache o memoria de acceso </text:span><text:span text:style-name="T7">rápido</text:span><text:span text:style-name="T4"> a uno de los recursos con lo que cuenta la CPU,para almacenar temporalmente los datos recientemente procesados en un bufer especial,es decir ,en una memoria auxiliar.</text:span></text:p>
      <text:p text:style-name="P9">El funcionamiento de esta memoria alterna es simple : cuando accedemos a un dato cualquiera en nuestro sistema computarizado,se crea de inmediato una copia de los datos mas relevantes del mismo en la memoria cache ,de modo que los accesos siguientes a dicha <text:span text:style-name="T13">información</text:span> la tenga a mano y no deban rastrearla a su lugar de origen.</text:p>
      <text:p text:style-name="P9"><text:soft-page-break/></text:p>
      <text:p text:style-name="P9"/>
      <text:p text:style-name="P1"><text:span text:style-name="T1">Memoria Virtual-</text:span><text:span text:style-name="T5">Es una </text:span><text:span text:style-name="T7">técnica</text:span><text:span text:style-name="T5"> que puede implementar el administrador de memoria <text:s/>con soporte de paginacion para aumentar el grado de multiprogramacion .Para ello se emplea una zona es disco conocida como zona de intercambio o swap,para </text:span><text:span text:style-name="T7">descargar</text:span><text:span text:style-name="T5"> en ella segmento o paginas que se encuentran en la memoria principal</text:span></text:p>
      <text:p text:style-name="P2"><text:span text:style-name="T4">La </text:span><text:span text:style-name="T7">técnica</text:span><text:span text:style-name="T4"> de memoria virtual se manifiesta cuando toda la memoria principal esta en uso ,y por tanto, </text:span><text:span text:style-name="T6">no existe espacio libre para cargar una cierta pagina que es requerida por un proceso </text:span></text:p>
      <text:p text:style-name="P15"/>
      <text:p text:style-name="P16">4) En que consiste la programación en memoria distribuida y programacion en memoria compartida ?</text:p>
      <text:p text:style-name="P16"/>
      <text:p text:style-name="P3"><text:span text:style-name="T4"><text:s/></text:span><text:span text:style-name="T1">Programación en memoria compartida </text:span></text:p>
      <text:p text:style-name="P7"><text:s text:c="2"/></text:p>
      <text:p text:style-name="P3"><text:span text:style-name="T1"><text:s/></text:span><text:span text:style-name="T4"><text:s/>Un único espacio de memoria. Todos los procesadores tienen acceso a la memoria a través de una red de conexión :</text:span></text:p>
      <text:p text:style-name="P16"><text:s/>-Bus</text:p>
      <text:p text:style-name="P16"><text:s/>-Red de conexión</text:p>
      <text:p text:style-name="P16"><text:s/>-Red multietapa <text:s/></text:p>
      <text:p text:style-name="P16"/>
      <text:p text:style-name="P3"><text:span text:style-name="T4"><text:s/></text:span><text:span text:style-name="T1">Características </text:span></text:p>
      <text:p text:style-name="P7"><text:s text:c="3"/></text:p>
      <text:list xml:id="list2095124621" text:style-name="L2">
        <text:list-item>
          <text:p text:style-name="P19">Cuando un procesador necesita acceso global a memoria,genera solicitud al bus </text:p>
        </text:list-item>
        <text:list-item>
          <text:p text:style-name="P19">Esta red es atractiva ,dada su simplicidad y capacidad para proporcionar acceso uniforme a la memoria compartida </text:p>
        </text:list-item>
        <text:list-item>
          <text:p text:style-name="P27"><text:span text:style-name="T1">Pero el bus </text:span><text:span text:style-name="T2">solo puede llevar una determinada cantidad de datos entre la memoria y la cantidad de procesadores</text:span></text:p>
        </text:list-item>
        <text:list-item>
          <text:p text:style-name="P20">El rendimiento se satura para un numero pequeño de procesadores</text:p>
        </text:list-item>
        <text:list-item>
          <text:p text:style-name="P20">Si los procesadores disponen de memoria locales cache se puede solventar el problema</text:p>
        </text:list-item>
      </text:list>
      <text:p text:style-name="P16"><text:s/></text:p>
      <text:p text:style-name="P3"><text:span text:style-name="T1"><text:s/>Programación en memoria distribuida</text:span><text:span text:style-name="T4"> </text:span></text:p>
      <text:p text:style-name="P16"/>
      <text:p text:style-name="P6"><text:s/><text:span text:style-name="T9">Cada procesador tiene su memoria local. Se utiliza paso de mensajes para intercambiar datos</text:span></text:p>
      <text:p text:style-name="P11"><text:s/></text:p>
      <text:p text:style-name="P6"><text:span text:style-name="T9"><text:s/></text:span><text:span text:style-name="T10">Características </text:span></text:p>
      <text:p text:style-name="P6"/>
      <text:list xml:id="list3895498691" text:style-name="L3">
        <text:list-item>
          <text:p text:style-name="P21">En esta arquitectura, el computador paralelo es esencialmente una colección de procesadores secuenciales ,cada uno con su propia memoria,que pueden trabajar conjuntamente</text:p>
        </text:list-item>
        <text:list-item>
          <text:p text:style-name="P21"><text:soft-page-break/>Cada nodo tiene acceso rapido a su propia memoria y acceso a la memoria de otros nodos mediante una red de comunicaciones,habitualmente una red de comunicaciones de alta velocidad</text:p>
        </text:list-item>
        <text:list-item>
          <text:p text:style-name="P21">Los datos son intercambiados entre los nodos como mensajes a traves de la red</text:p>
        </text:list-item>
      </text:list>
      <text:p text:style-name="P10"><text:s text:c="8"/></text:p>
      <text:p text:style-name="P13">5) Describa en 3 lineas como <text:span text:style-name="T13">máximo</text:span> e indicar los <text:span text:style-name="T13">parámetros</text:span> de los siguientes comandos del MPI</text:p>
      <text:p text:style-name="P10"><text:s/></text:p>
      <text:p text:style-name="P10"/>
      <text:p text:style-name="P12">MPI_Send(const void * buf , int count , MPI_Datatype datatype ,int dest ,int tag,MPI_Comm comm) </text:p>
      <text:p text:style-name="P12"><text:s/></text:p>
      <text:p text:style-name="P12"><text:s/><text:span text:style-name="T11">buf : Dirección inicial del bufer de envio </text:span></text:p>
      <text:p text:style-name="P12"><text:s/><text:span text:style-name="T11">count : numero de elementos a enviar</text:span></text:p>
      <text:p text:style-name="P12"><text:s/><text:span text:style-name="T11">datatype : tipo de dato de cada elemento que se va a enviar</text:span></text:p>
      <text:p text:style-name="P12"><text:s/><text:span text:style-name="T11">dest : rango del proceso destino</text:span></text:p>
      <text:p text:style-name="P12"><text:s/><text:span text:style-name="T11">tag :entero que representa la etiqueta del mensaje</text:span></text:p>
      <text:p text:style-name="P17">comm : comunicador utilizado para la comunicación </text:p>
      <text:p text:style-name="P17"><text:s/></text:p>
      <text:p text:style-name="P14">MPI_<text:span text:style-name="T11">Recv</text:span>(const void * buf , int count , MPI_Datatype datatype ,int <text:span text:style-name="T11">source</text:span>,int tag,MPI_Comm comm,<text:span text:style-name="T11">MPI_Status * status</text:span>) <text:s/></text:p>
      <text:p text:style-name="P14"/>
      <text:p text:style-name="P23">count : entero que indica el numero maximo de elementos que se espera recibir en el buffer de entrada </text:p>
      <text:p text:style-name="P23">datatype :Tipo de dato de cada elemento que se va a recibir </text:p>
      <text:p text:style-name="P23">source :Rango del proceso de origen esperado ,solo se recogen mensajes cuyo origen sea el especificado </text:p>
      <text:p text:style-name="P23">tag : entero que representa la etiqueta del mensaje </text:p>
      <text:p text:style-name="P25">comm : comunicador utilizado para la comunicación </text:p>
      <text:p text:style-name="P23">buf : Buffer de entrada en el que se guarda el contenido del mensaje enviado</text:p>
      <text:p text:style-name="P23">status : Objeto de tipo MPI_Status </text:p>
      <text:p text:style-name="P23"/>
      <text:p text:style-name="P23">MPI_Reduce( void *sendbuf , void *recvbuf ,in count,MPI_Datatype datatype,MPI_Op op , int root ,MPI_<text:span text:style-name="T12">Comm comm)</text:span></text:p>
      <text:p text:style-name="P23"/>
      <text:p text:style-name="P26">sendbuf : Direccion inicial del buffer de envio </text:p>
      <text:p text:style-name="P26">recvbuf : Direccion inicial del buffer de recepcion , util unicamente para el proceso raiz </text:p>
      <text:p text:style-name="P26">count :numero de elementos que se va a enviar del buffer de envio </text:p>
      <text:p text:style-name="P26">datatype :Tipo de dato de los elementos del buffer de envio </text:p>
      <text:p text:style-name="P26">op : Operacion de reduccion ,constante definida por MPI</text:p>
      <text:p text:style-name="P26">root : rango del proceso raiz</text:p>
      <text:p text:style-name="P26">comm : Comunicador por el que se realiza la comunicación</text:p>
      <text:p text:style-name="P26"/>
      <text:p text:style-name="P24"><text:soft-page-break/>MPI_<text:span text:style-name="T12">All</text:span>Reduce( void *sendbuf , void *recvbuf ,in count,MPI_Datatype datatype,MPI_Op op , int root ,MPI_<text:span text:style-name="T12">Comm comm) </text:span></text:p>
      <text:p text:style-name="P24"/>
      <text:p text:style-name="P26">sendbuf : Dirección inicial del buffer de envio </text:p>
      <text:p text:style-name="P26">recvbuf : Dirección inicial del buffer de recepción , útil unicamente para el proceso raíz </text:p>
      <text:p text:style-name="P26">count :numero de elementos que se va a enviar del buffer de envio </text:p>
      <text:p text:style-name="P26">datatype :Tipo de dato de los elementos del buffer de envio </text:p>
      <text:p text:style-name="P26">op : Operación de reducción ,constante definida por MPI</text:p>
      <text:p text:style-name="P26">comm : Comunicador por el que se realiza la comunicación</text:p>
      <text:p text:style-name="P23"/>
      <text:p text:style-name="P23"/>
      <text:p text:style-name="P14"/>
      <text:p text:style-name="P14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6:20:47.104683642</meta:creation-date>
    <meta:editing-duration>PT4M36S</meta:editing-duration>
    <meta:editing-cycles>2</meta:editing-cycles>
    <meta:generator>LibreOffice/6.0.7.3$Linux_X86_64 LibreOffice_project/00m0$Build-3</meta:generator>
    <dc:date>2020-02-06T16:49:23.733239959</dc:date>
    <meta:document-statistic meta:table-count="0" meta:image-count="0" meta:object-count="0" meta:page-count="4" meta:paragraph-count="77" meta:word-count="950" meta:character-count="5778" meta:non-whitespace-character-count="4809"/>
  </office:meta>
</office:document-meta>
</file>